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en Clu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ked Wooden Clu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lded Steel Clu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ning Sta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ai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lded Fl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6:25:36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6:29:18.335000000</dc:date>
    <meta:editing-duration>PT4M20S</meta:editing-duration>
    <meta:editing-cycles>3</meta:editing-cycles>
    <meta:document-statistic meta:table-count="1" meta:cell-count="18" meta:object-count="0"/>
  </office:meta>
</office:document-meta>
</file>